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e8ff" officeooo:paragraph-rsid="000ae8ff"/>
    </style:style>
    <style:style style:name="P2" style:family="paragraph" style:parent-style-name="Standard">
      <style:text-properties officeooo:paragraph-rsid="000ae8ff"/>
    </style:style>
    <style:style style:name="P3" style:family="paragraph" style:parent-style-name="Standard">
      <style:text-properties officeooo:rsid="0009e67d" officeooo:paragraph-rsid="0009e67d"/>
    </style:style>
    <style:style style:name="P4" style:family="paragraph" style:parent-style-name="Text_20_body">
      <style:text-properties officeooo:paragraph-rsid="000ae8ff"/>
    </style:style>
    <style:style style:name="T1" style:family="text">
      <style:text-properties officeooo:rsid="000ae8ff"/>
    </style:style>
    <style:style style:name="T2" style:family="text">
      <style:text-properties officeooo:rsid="0009e67d"/>
    </style:style>
    <style:style style:name="T3" style:family="text">
      <style:text-properties officeooo:rsid="000caabe"/>
    </style:style>
    <style:style style:name="T4" style:family="text">
      <style:text-properties officeooo:rsid="000d1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: <text:a xlink:type="simple" xlink:href="mailto:ucha@gmail.com" text:style-name="Internet_20_link" text:visited-style-name="Visited_20_Internet_20_Link">ucha@gmail.com</text:a></text:p>
      <text:p text:style-name="P1">From: <text:a xlink:type="simple" xlink:href="mailto:brian@gmail.com" text:style-name="Internet_20_link" text:visited-style-name="Visited_20_Internet_20_Link">brian@gmail.com</text:a></text:p>
      <text:p text:style-name="P2"><text:span text:style-name="T1">Subject: </text:span>Hardware Inventory Review </text:p>
      <text:p text:style-name="P3"/>
      <text:p text:style-name="P3">Dear Purchasing Team,</text:p>
      <text:p text:style-name="P3"/>
      <text:p text:style-name="P3">Please see the attached file with our May hardware inventory results.</text:p>
      <text:p text:style-name="P3"/>
      <text:p text:style-name="P4"><text:span text:style-name="T2">We need to order 10 units of the new </text:span><text:span text:style-name="T1">TPS</text:span><text:span text:style-name="T2"> hard drive</text:span><text:span text:style-name="T1">s</text:span><text:span text:style-name="T2"> model urgently, as the current model is obsolete and we </text:span><text:span text:style-name="T1">only</text:span><text:span text:style-name="T2"> have </text:span><text:span text:style-name="T1">3 units</text:span><text:span text:style-name="T2">. Additionally, we are running low on RAM chips with just 9 units remaining. We have enough for now, but we should reorder next month. <text:s/></text:span></text:p>
      <text:p text:style-name="P4">Most urgently, we've run out of <text:span text:style-name="T2">C</text:span>PU<text:span text:style-name="T2">s</text:span> units completely. Would you please reorder 15 units urgently? This is a priority item. <text:s/></text:p>
      <text:p text:style-name="P4"><text:span text:style-name="T3">About</text:span> sound cards, we're overstocked with 27 units, so no action is needed there. We also have enough heatsink and fans for now, despite <text:span text:style-name="T3">we have </text:span>2 broken. <text:s/></text:p>
      <text:p text:style-name="P4">Please confirm receipt and provide estimated delivery dates for the urgent items. <text:s/></text:p>
      <text:p text:style-name="P4"><text:span text:style-name="T4">R</text:span>egards, <text:span text:style-name="T1">Bria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2T18:36:14.952000000</meta:creation-date>
    <dc:date>2025-12-02T19:07:23.563000000</dc:date>
    <meta:editing-duration>PT6M28S</meta:editing-duration>
    <meta:editing-cycles>3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0" meta:word-count="135" meta:character-count="804" meta:non-whitespace-character-count="670"/>
  </office:meta>
</office:document-meta>
</file>